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ce2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1" office:value-type="string">
            <text:p>Line</text:p>
          </table:table-cell>
          <table:table-cell table:style-name="ce1" office:value-type="string" table:number-columns-spanned="2" table:number-rows-spanned="1">
            <text:p>Terminals</text:p>
          </table:table-cell>
          <table:covered-table-cell table:style-name="Default"/>
          <table:table-cell table:style-name="ce1" office:value-type="string">
            <text:p>Opening date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Stations</text:p>
          </table:table-cell>
        </table:table-row>
        <table:table-row table:style-name="ro3">
          <table:table-cell office:value-type="string">
            <text:p> <text:a xlink:href="https://en.wikipedia.org/wiki/Line_1_(Nanjing_Metro)">1</text:a> </text:p>
          </table:table-cell>
          <table:table-cell office:value-type="string">
            <text:p><text:a xlink:href="https://en.wikipedia.org/wiki/Maigaoqiao_station">Maigaoqiao</text:a></text:p>
            <text:p>(<text:a xlink:href="https://en.wikipedia.org/wiki/Qixia_District">Qixia</text:a>)</text:p>
          </table:table-cell>
          <table:table-cell office:value-type="string">
            <text:p><text:a xlink:href="https://en.wikipedia.org/wiki/China_Pharmaceutical_University_station">CPU</text:a></text:p>
            <text:p>(<text:a xlink:href="https://en.wikipedia.org/wiki/Jiangning_District">Jiangning</text:a>)</text:p>
          </table:table-cell>
          <table:table-cell office:value-type="string">
            <text:p>3 September 2005<text:a xlink:href="https://en.wikipedia.org/wiki/Nanjing_Metro#cite_note-NJM_major_events_2005-4">[4]</text:a></text:p>
          </table:table-cell>
          <table:table-cell office:value-type="string">
            <text:p>37.9 km (23.5 mi)<text:a xlink:href="https://en.wikipedia.org/wiki/Nanjing_Metro#cite_note-L1-9">[9]</text:a></text:p>
          </table:table-cell>
          <table:table-cell office:value-type="string">
            <text:p>27<text:a xlink:href="https://en.wikipedia.org/wiki/Nanjing_Metro#cite_note-L1-9">[9]</text:a></text:p>
          </table:table-cell>
        </table:table-row>
        <table:table-row table:style-name="ro3">
          <table:table-cell office:value-type="string">
            <text:p> <text:a xlink:href="https://en.wikipedia.org/wiki/Line_2_(Nanjing_Metro)">2</text:a> </text:p>
          </table:table-cell>
          <table:table-cell office:value-type="string">
            <text:p><text:a xlink:href="https://en.wikipedia.org/wiki/Youfangqiao_station">Youfangqiao</text:a></text:p>
            <text:p>(<text:a xlink:href="https://en.wikipedia.org/wiki/Jianye_District">Jianye</text:a>)</text:p>
          </table:table-cell>
          <table:table-cell office:value-type="string">
            <text:p><text:a xlink:href="https://en.wikipedia.org/wiki/Jingtianlu_station">Jingtianlu</text:a></text:p>
            <text:p>(<text:a xlink:href="https://en.wikipedia.org/wiki/Qixia_District">Qixia</text:a>)</text:p>
          </table:table-cell>
          <table:table-cell office:value-type="string">
            <text:p>28 May 2010</text:p>
          </table:table-cell>
          <table:table-cell office:value-type="string">
            <text:p>38.0 km (23.6 mi)<text:a xlink:href="https://en.wikipedia.org/wiki/Nanjing_Metro#cite_note-Line2-10">[10]</text:a></text:p>
          </table:table-cell>
          <table:table-cell office:value-type="string">
            <text:p>26<text:a xlink:href="https://en.wikipedia.org/wiki/Nanjing_Metro#cite_note-Line2-10">[10]</text:a></text:p>
          </table:table-cell>
        </table:table-row>
        <table:table-row table:style-name="ro3">
          <table:table-cell office:value-type="string">
            <text:p> <text:a xlink:href="https://en.wikipedia.org/wiki/Line_3_(Nanjing_Metro)">3</text:a> </text:p>
          </table:table-cell>
          <table:table-cell office:value-type="string">
            <text:p><text:a xlink:href="https://en.wikipedia.org/wiki/Linchang_station">Linchang</text:a></text:p>
            <text:p>(<text:a xlink:href="https://en.wikipedia.org/wiki/Pukou_District">Pukou</text:a>)</text:p>
          </table:table-cell>
          <table:table-cell office:value-type="string">
            <text:p><text:a xlink:href="https://en.wikipedia.org/wiki/Mozhoudonglu_station">Mozhou­donglu</text:a></text:p>
            <text:p>(<text:a xlink:href="https://en.wikipedia.org/wiki/Jiangning_District">Jiangning</text:a>)</text:p>
          </table:table-cell>
          <table:table-cell office:value-type="string">
            <text:p>1 April 2015</text:p>
          </table:table-cell>
          <table:table-cell office:value-type="string">
            <text:p>44.9 km (27.9 mi)<text:a xlink:href="https://en.wikipedia.org/wiki/Nanjing_Metro#cite_note-Line3-11">[11]</text:a></text:p>
          </table:table-cell>
          <table:table-cell office:value-type="string">
            <text:p>29<text:a xlink:href="https://en.wikipedia.org/wiki/Nanjing_Metro#cite_note-Line3-11">[11]</text:a></text:p>
          </table:table-cell>
        </table:table-row>
        <table:table-row table:style-name="ro3">
          <table:table-cell office:value-type="string">
            <text:p> <text:a xlink:href="https://en.wikipedia.org/wiki/Line_4_(Nanjing_Metro)">4</text:a> </text:p>
          </table:table-cell>
          <table:table-cell office:value-type="string">
            <text:p><text:a xlink:href="https://en.wikipedia.org/wiki/Longjiang_station">Longjiang</text:a></text:p>
            <text:p>(<text:a xlink:href="https://en.wikipedia.org/wiki/Gulou_District,_Nanjing">Gulou</text:a>)</text:p>
          </table:table-cell>
          <table:table-cell office:value-type="string">
            <text:p><text:a xlink:href="https://en.wikipedia.org/wiki/Xianlinhu_station">Xianlinhu</text:a></text:p>
            <text:p>(<text:a xlink:href="https://en.wikipedia.org/wiki/Qixia_District">Qixia</text:a>)</text:p>
          </table:table-cell>
          <table:table-cell office:value-type="string">
            <text:p>18 January 2017</text:p>
          </table:table-cell>
          <table:table-cell office:value-type="string">
            <text:p>33.8 km (21.0 mi)<text:a xlink:href="https://en.wikipedia.org/wiki/Nanjing_Metro#cite_note-line4-12">[12]</text:a></text:p>
          </table:table-cell>
          <table:table-cell office:value-type="string">
            <text:p>18<text:a xlink:href="https://en.wikipedia.org/wiki/Nanjing_Metro#cite_note-line4-12">[12]</text:a></text:p>
          </table:table-cell>
        </table:table-row>
        <table:table-row table:style-name="ro3">
          <table:table-cell office:value-type="string">
            <text:p> <text:a xlink:href="https://en.wikipedia.org/wiki/Line_10_(Nanjing_Metro)">10</text:a> </text:p>
          </table:table-cell>
          <table:table-cell office:value-type="string">
            <text:p><text:a xlink:href="https://en.wikipedia.org/wiki/Andemen_station">Andemen</text:a></text:p>
            <text:p>(<text:a xlink:href="https://en.wikipedia.org/wiki/Yuhuatai_District">Yuhuatai</text:a>)</text:p>
          </table:table-cell>
          <table:table-cell office:value-type="string">
            <text:p><text:a xlink:href="https://en.wikipedia.org/wiki/Yushanlu_station">Yushanlu</text:a></text:p>
            <text:p>(<text:a xlink:href="https://en.wikipedia.org/wiki/Pukou_District">Pukou</text:a>)</text:p>
          </table:table-cell>
          <table:table-cell office:value-type="string">
            <text:p>1 July 2014</text:p>
          </table:table-cell>
          <table:table-cell office:value-type="string">
            <text:p>21.6 km (13.4 mi)<text:a xlink:href="https://en.wikipedia.org/wiki/Nanjing_Metro#cite_note-Line10-13">[13]</text:a></text:p>
          </table:table-cell>
          <table:table-cell office:value-type="string">
            <text:p>14<text:a xlink:href="https://en.wikipedia.org/wiki/Nanjing_Metro#cite_note-Line10-13">[13]</text:a></text:p>
          </table:table-cell>
        </table:table-row>
        <table:table-row table:style-name="ro3">
          <table:table-cell office:value-type="string">
            <text:p> <text:a xlink:href="https://en.wikipedia.org/wiki/Line_S1_(Nanjing_Metro)">S1</text:a> </text:p>
          </table:table-cell>
          <table:table-cell office:value-type="string">
            <text:p><text:a xlink:href="https://en.wikipedia.org/wiki/Nanjing_South_railway_station">Nanjing South Railway Station</text:a></text:p>
            <text:p>(<text:a xlink:href="https://en.wikipedia.org/wiki/Yuhuatai_District">Yuhuatai</text:a>)</text:p>
          </table:table-cell>
          <table:table-cell office:value-type="string">
            <text:p><text:a xlink:href="https://en.wikipedia.org/wiki/Konggangxinchengjiangning_station">Konggangxinchengjiangning</text:a></text:p>
            <text:p>(<text:a xlink:href="https://en.wikipedia.org/wiki/Jiangning_District">Jiangning</text:a>)</text:p>
          </table:table-cell>
          <table:table-cell office:value-type="string">
            <text:p>1 July 2014</text:p>
          </table:table-cell>
          <table:table-cell office:value-type="string">
            <text:p>36.3 km (22.6 mi)<text:a xlink:href="https://en.wikipedia.org/wiki/Nanjing_Metro#cite_note-LineS1-14">[14]</text:a></text:p>
          </table:table-cell>
          <table:table-cell office:value-type="string">
            <text:p>9<text:a xlink:href="https://en.wikipedia.org/wiki/Nanjing_Metro#cite_note-LineS1-14">[14]</text:a></text:p>
          </table:table-cell>
        </table:table-row>
        <table:table-row table:style-name="ro3">
          <table:table-cell office:value-type="string">
            <text:p> <text:a xlink:href="https://en.wikipedia.org/wiki/Line_S3_(Nanjing_Metro)">S3</text:a> </text:p>
          </table:table-cell>
          <table:table-cell office:value-type="string">
            <text:p><text:a xlink:href="https://en.wikipedia.org/wiki/Nanjing_South_railway_station">Nanjing South Railway Station</text:a></text:p>
            <text:p>(<text:a xlink:href="https://en.wikipedia.org/wiki/Yuhuatai_District">Yuhuatai</text:a>)</text:p>
          </table:table-cell>
          <table:table-cell office:value-type="string">
            <text:p><text:a xlink:href="https://en.wikipedia.org/wiki/Gaojiachong_station">Gaojiachong</text:a></text:p>
            <text:p>(<text:a xlink:href="https://en.wikipedia.org/wiki/Pukou_District">Pukou</text:a>)</text:p>
          </table:table-cell>
          <table:table-cell office:value-type="string">
            <text:p>6 December 2017</text:p>
          </table:table-cell>
          <table:table-cell office:value-type="string">
            <text:p>37.6 km (23.4 mi)<text:a xlink:href="https://en.wikipedia.org/wiki/Nanjing_Metro#cite_note-LineS3-15">[15]</text:a></text:p>
          </table:table-cell>
          <table:table-cell office:value-type="string">
            <text:p>19<text:a xlink:href="https://en.wikipedia.org/wiki/Nanjing_Metro#cite_note-LineS3-15">[15]</text:a></text:p>
          </table:table-cell>
        </table:table-row>
        <table:table-row table:style-name="ro3">
          <table:table-cell office:value-type="string">
            <text:p> <text:a xlink:href="https://en.wikipedia.org/wiki/Line_S7_(Nanjing_Metro)">S7</text:a> </text:p>
          </table:table-cell>
          <table:table-cell office:value-type="string">
            <text:p><text:a xlink:href="https://en.wikipedia.org/wiki/Konggangxinchengjiangning_station">Konggangxinchengjiangning</text:a></text:p>
            <text:p>(<text:a xlink:href="https://en.wikipedia.org/wiki/Jiangning_District">Jiangning</text:a>)</text:p>
          </table:table-cell>
          <table:table-cell office:value-type="string">
            <text:p><text:a xlink:href="https://en.wikipedia.org/wiki/Wuxiangshan_station">Wuxiangshan</text:a></text:p>
            <text:p>(<text:a xlink:href="https://en.wikipedia.org/wiki/Lishui_District">Lishui</text:a>)</text:p>
          </table:table-cell>
          <table:table-cell office:value-type="string">
            <text:p>26 May 2018</text:p>
          </table:table-cell>
          <table:table-cell office:value-type="string">
            <text:p>28.8 km (17.9 mi)<text:a xlink:href="https://en.wikipedia.org/wiki/Nanjing_Metro#cite_note-LineS7-16">[16]</text:a></text:p>
          </table:table-cell>
          <table:table-cell office:value-type="string">
            <text:p>9<text:a xlink:href="https://en.wikipedia.org/wiki/Nanjing_Metro#cite_note-LineS7-16">[16]</text:a></text:p>
          </table:table-cell>
        </table:table-row>
        <table:table-row table:style-name="ro3">
          <table:table-cell office:value-type="string">
            <text:p> <text:a xlink:href="https://en.wikipedia.org/wiki/Line_S8_(Nanjing_Metro)">S8</text:a> </text:p>
          </table:table-cell>
          <table:table-cell office:value-type="string">
            <text:p><text:a xlink:href="https://en.wikipedia.org/wiki/Taishanxincun_station">Taishan­xincun</text:a></text:p>
            <text:p>(<text:a xlink:href="https://en.wikipedia.org/wiki/Pukou_District">Pukou</text:a>)</text:p>
          </table:table-cell>
          <table:table-cell office:value-type="string">
            <text:p><text:a xlink:href="https://en.wikipedia.org/wiki/Jinniuhu_station">Jinniuhu</text:a></text:p>
            <text:p>(<text:a xlink:href="https://en.wikipedia.org/wiki/Luhe_District">Luhe</text:a>)</text:p>
          </table:table-cell>
          <table:table-cell office:value-type="string">
            <text:p>1 August 2014</text:p>
          </table:table-cell>
          <table:table-cell office:value-type="string">
            <text:p>45.2 km (28.1 mi)<text:a xlink:href="https://en.wikipedia.org/wiki/Nanjing_Metro#cite_note-LineS8-17">[17]</text:a></text:p>
          </table:table-cell>
          <table:table-cell office:value-type="string">
            <text:p>17<text:a xlink:href="https://en.wikipedia.org/wiki/Nanjing_Metro#cite_note-LineS8-17">[17]</text:a></text:p>
          </table:table-cell>
        </table:table-row>
        <table:table-row table:style-name="ro3">
          <table:table-cell office:value-type="string">
            <text:p> <text:a xlink:href="https://en.wikipedia.org/wiki/Line_S9_(Nanjing_Metro)">S9</text:a> </text:p>
          </table:table-cell>
          <table:table-cell office:value-type="string">
            <text:p><text:a xlink:href="https://en.wikipedia.org/wiki/Xiangyulunan_station">Xiangyulunan</text:a></text:p>
            <text:p>(<text:a xlink:href="https://en.wikipedia.org/wiki/Jiangning_District">Jiangning</text:a>)</text:p>
          </table:table-cell>
          <table:table-cell office:value-type="string">
            <text:p><text:a xlink:href="https://en.wikipedia.org/wiki/Gaochun_station">Gaochun</text:a></text:p>
            <text:p>(<text:a xlink:href="https://en.wikipedia.org/wiki/Gaochun_District">Gaochun</text:a>)</text:p>
          </table:table-cell>
          <table:table-cell office:value-type="string">
            <text:p>30 December 2017</text:p>
          </table:table-cell>
          <table:table-cell office:value-type="string">
            <text:p>52.4 km (32.6 mi)<text:a xlink:href="https://en.wikipedia.org/wiki/Nanjing_Metro#cite_note-S9-18">[18]</text:a></text:p>
          </table:table-cell>
          <table:table-cell office:value-type="string">
            <text:p>6<text:a xlink:href="https://en.wikipedia.org/wiki/Nanjing_Metro#cite_note-S9-18">[18]</text:a></text:p>
          </table:table-cell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Default" office:value-type="float" office:value="5">
            <text:p>5</text:p>
          </table:table-cell>
          <table:table-cell table:style-name="Default" office:value-type="float" office:value="2020">
            <text:p>2020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(baidu)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float" office:value="6">
            <text:p>6</text:p>
          </table:table-cell>
          <table:table-cell table:style-name="Default" office:value-type="float" office:value="2022">
            <text:p>2022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(baidu)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float" office:value="7">
            <text:p>7</text:p>
          </table:table-cell>
          <table:table-cell table:style-name="Default" office:value-type="float" office:value="2022">
            <text:p>2022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(baidu)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2 prolong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(baidu)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float" office:value="11">
            <text:p>11</text:p>
          </table:table-cell>
          <table:table-cell table:style-name="Default" office:value-type="float" office:value="2022">
            <text:p>2022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(baidu)</text:p>
          </table:table-cell>
          <table:table-cell table:style-name="Default"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19/11/2018</text:date>, <text:time>17:4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8-11-19T17:23:36</meta:creation-date>
    <dc:date>2018-11-19T17:41:26</dc:date>
    <dc:creator>Juste Raimbault</dc:creator>
    <meta:editing-duration>PT17M51S</meta:editing-duration>
    <meta:editing-cycles>4</meta:editing-cycles>
    <meta:generator>OpenOffice/4.1.3$Unix OpenOffice.org_project/413m1$Build-9783</meta:generator>
    <meta:document-statistic meta:table-count="3" meta:cell-count="85" meta:object-count="0"/>
    <meta:user-defined meta:name=""/>
  </office:meta>
</office:document-meta>
</file>